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6.216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5.299cm"/>
    </style:style>
    <style:style style:name="co10" style:family="table-column">
      <style:table-column-properties fo:break-before="auto" style:column-width="4.35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9999ff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Elemento</text:p>
          </table:table-cell>
          <table:table-cell table:style-name="ce1"/>
          <table:table-cell table:style-name="ce1" office:value-type="string">
            <text:p>Intensidad(A)</text:p>
          </table:table-cell>
          <table:table-cell table:style-name="ce1" office:value-type="string">
            <text:p>Resistencia(R)</text:p>
          </table:table-cell>
          <table:table-cell office:value-type="string">
            <text:p>Tiempo(s)</text:p>
          </table:table-cell>
          <table:table-cell table:style-name="ce1" office:value-type="string">
            <text:p>Potencia(W)</text:p>
          </table:table-cell>
          <table:table-cell table:style-name="ce1" office:value-type="string">
            <text:p>Voltios(V)</text:p>
          </table:table-cell>
          <table:table-cell table:style-name="ce1" office:value-type="string">
            <text:p>Kwh</text:p>
          </table:table-cell>
          <table:table-cell table:style-name="ce1"/>
          <table:table-cell table:style-name="ce1" office:value-type="string">
            <text:p>Energía calorífica(calorias)</text:p>
          </table:table-cell>
          <table:table-cell/>
          <table:table-cell office:value-type="string">
            <text:p>Potencia convertida en energia(Julios)</text:p>
          </table:table-cell>
          <table:table-cell office:value-type="string">
            <text:p>Masa(gramos)</text:p>
          </table:table-cell>
          <table:table-cell office:value-type="string">
            <text:p>Temperatura Inicial(grados)</text:p>
          </table:table-cell>
          <table:table-cell office:value-type="string">
            <text:p>Temperatura Final(grados)</text:p>
          </table:table-cell>
          <table:table-cell office:value-type="string">
            <text:p>Energía disipada(Julios)</text:p>
          </table:table-cell>
        </table:table-row>
        <table:table-row table:style-name="ro1">
          <table:table-cell table:style-name="Default"/>
          <table:table-cell table:number-columns-repeated="6"/>
          <table:table-cell/>
          <table:table-cell table:number-columns-repeated="3"/>
          <table:table-cell table:formula="of:=[.H2]*3600000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  <table:table-cell/>
          <table:table-cell table:number-columns-repeated="3"/>
          <table:table-cell table:formula="of:=[.H3]*3600000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  <table:table-cell/>
          <table:table-cell table:number-columns-repeated="3"/>
          <table:table-cell table:formula="of:=[.H4]*3600000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Ejemplo1</text:p>
          </table:table-cell>
          <table:table-cell/>
          <table:table-cell table:formula="of:=[.F5]/[.G5]" office:value-type="float" office:value="3.66666666666667">
            <text:p>3,6666666667</text:p>
          </table:table-cell>
          <table:table-cell table:formula="of:=[.G5]/[.C5]" office:value-type="float" office:value="16.3636363636364">
            <text:p>16,3636363636</text:p>
          </table:table-cell>
          <table:table-cell office:value-type="float" office:value="1600">
            <text:p>1600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table:formula="of:=0.24*([.C5]*[.C5]*[.D5]*[.E5])" office:value-type="float" office:value="84480">
            <text:p>84480</text:p>
          </table:table-cell>
          <table:table-cell/>
          <table:table-cell table:formula="of:=[.H5]*3600000" office:value-type="float" office:value="3600000">
            <text:p>3600000</text:p>
          </table:table-cell>
          <table:table-cell office:value-type="float" office:value="250">
            <text:p>25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[.M5]*4.186*([.O5]-[.N5])" office:value-type="float" office:value="-5232.5">
            <text:p>-5232,5</text:p>
          </table:table-cell>
        </table:table-row>
        <table:table-row table:style-name="ro1" table:number-rows-repeated="2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8">28/11/2013</text:date>, <text:time>17:15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Cid</meta:initial-creator>
    <meta:creation-date>2013-11-27T18:56:53.27</meta:creation-date>
    <dc:date>2013-11-28T17:15:43.78</dc:date>
    <dc:creator>Manuel Cid</dc:creator>
    <meta:editing-duration>PT12M48S</meta:editing-duration>
    <meta:editing-cycles>2</meta:editing-cycles>
    <meta:generator>OpenOffice/4.0.0$Win32 OpenOffice.org_project/400m3$Build-9702</meta:generator>
    <meta:document-statistic meta:table-count="3" meta:cell-count="32" meta:object-count="0"/>
  </office:meta>
</office:document-meta>
</file>